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143.26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issue</text:p>
          </table:table-cell>
          <table:table-cell table:style-name="ce2" office:value-type="string" calcext:value-type="string">
            <text:p>ˈɪsjuː</text:p>
          </table:table-cell>
          <table:table-cell office:value-type="string" calcext:value-type="string">
            <text:p>Проблема (затрагивающая многих)</text:p>
            <text:p>Abortion is a highly controversial issu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tɒpɪk</text:p>
          </table:table-cell>
          <table:table-cell office:value-type="string" calcext:value-type="string">
            <text:p>тема</text:p>
            <text:p>The environment is a popular topic these day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ˈæspekt</text:p>
          </table:table-cell>
          <table:table-cell office:value-type="string" calcext:value-type="string">
            <text:p>часть идеи, решения, проблемы</text:p>
            <text:p>Dealing with people is the most important aspect of my work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gard</text:p>
          </table:table-cell>
          <table:table-cell office:value-type="string" calcext:value-type="string">
            <text:p>rɪˈɡɑːd</text:p>
          </table:table-cell>
          <table:table-cell office:value-type="string" calcext:value-type="string">
            <text:p>1) почтение</text:p>
            <text:p>Burt had high regard for his old law professor, Dr. Finch</text:p>
            <text:p>2) внимание</text:p>
            <text:p>She has no regard for other people’s feelings.</text:p>
            <text:p>3) считать</text:p>
            <text:p>Paul seemed to regard sex as sinful and immor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emma</text:p>
          </table:table-cell>
          <table:table-cell office:value-type="string" calcext:value-type="string">
            <text:p>daiˈlemə</text:p>
          </table:table-cell>
          <table:table-cell office:value-type="string" calcext:value-type="string">
            <text:p>Ложное решение</text:p>
            <text:p>I’m in a dilemma about this job offer.</text:p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gestion</text:p>
          </table:table-cell>
          <table:table-cell office:value-type="string" calcext:value-type="string">
            <text:p>kənˈdʒestʃən</text:p>
          </table:table-cell>
          <table:table-cell office:value-type="string" calcext:value-type="string">
            <text:p>скопление(машин), проблема пробок</text:p>
            <text:p>Councillors are looking at ways to reduce traffic congestion in the town cent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im</text:p>
          </table:table-cell>
          <table:table-cell office:value-type="string" calcext:value-type="string">
            <text:p>kleɪm</text:p>
          </table:table-cell>
          <table:table-cell office:value-type="string" calcext:value-type="string">
            <text:p>Заявлять, утверждать</text:p>
            <text:p>The product claims that it can make you thin without dieti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al poin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opin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e of affairs</text:p>
          </table:table-cell>
          <table:table-cell/>
          <table:table-cell office:value-type="string" calcext:value-type="string">
            <text:p>situation</text:p>
            <text:p>I must say this is a very unsatisfactory state of affai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объект, ситуация (проблемных)</text:p>
            <text:p>There are important matters we need to discuss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/>
          <table:table-cell office:value-type="string" calcext:value-type="string">
            <text:p>решение</text:p>
            <text:p>The resolution was passed by a two-thirds majori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y out</text:p>
          </table:table-cell>
          <table:table-cell/>
          <table:table-cell office:value-type="string" calcext:value-type="string">
            <text:p>выход (физический, из ситуации)</text:p>
            <text:p>He was in a dilemma, and could see no way ou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luation</text:p>
          </table:table-cell>
          <table:table-cell office:value-type="string" calcext:value-type="string">
            <text:p>ɪˌvæljuˈeɪʃən</text:p>
          </table:table-cell>
          <table:table-cell office:value-type="string" calcext:value-type="string">
            <text:p>оценка</text:p>
            <text:p>We need to carry out a proper evaluation of the new system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ssessment</text:p>
          </table:table-cell>
          <table:table-cell office:value-type="string" calcext:value-type="string">
            <text:p>əˈsesmənt</text:p>
          </table:table-cell>
          <table:table-cell office:value-type="string" calcext:value-type="string">
            <text:p>оценка</text:p>
            <text:p>What’s Michael’s assessment of the situation?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ssess</text:p>
          </table:table-cell>
          <table:table-cell office:value-type="string" calcext:value-type="string">
            <text:p>əˈses</text:p>
          </table:table-cell>
          <table:table-cell office:value-type="string" calcext:value-type="string">
            <text:p>оценивать</text:p>
            <text:p>a report to assess the impact of advertising on childr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udgment</text:p>
          </table:table-cell>
          <table:table-cell/>
          <table:table-cell office:value-type="string" calcext:value-type="string">
            <text:p>мнение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with regard to / concerning/</text:p>
            <text:p>Relating to / regardering /</text:p>
            <text:p>On</text:p>
          </table:table-cell>
          <table:table-cell/>
          <table:table-cell office:value-type="string" calcext:value-type="string">
            <text:p> About Относительно, касательно чего-то</text:p>
            <text:p>U.S. regulatory policy with regard to foreign banks operating in the United States</text:p>
            <text:p>a book on English grammar </text:p>
          </table:table-cell>
          <table:table-cell table:number-columns-repeated="1021"/>
        </table:table-row>
        <table:table-row table:style-name="ro5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3:52:24.118538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14H23M52S</meta:editing-duration>
    <meta:editing-cycles>5</meta:editing-cycles>
    <meta:generator>LibreOffice/6.0.7.3$Linux_X86_64 LibreOffice_project/00m0$Build-3</meta:generator>
    <dc:date>2021-09-11T13:51:06.384874115</dc:date>
    <meta:document-statistic meta:table-count="1" meta:cell-count="45" meta:object-count="0"/>
    <meta:template xlink:type="simple" xlink:actuate="onRequest" xlink:title="vocabularyUnit" xlink:href="../../../../Templates/vocabularyUnit.ots" meta:date="2021-07-23T23:09:37.744245147"/>
  </office:meta>
</office:document-meta>
</file>